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fo:font-size="11pt" style:letter-kerning="false" style:font-name-asian="Courier New" style:font-size-asian="11pt" style:font-name-complex="Courier New" style:font-size-complex="11pt"/>
    </style:style>
    <style:style style:name="P4" style:family="paragraph" style:parent-style-name="Text_20_body">
      <style:text-properties style:font-name="Arial" style:letter-kerning="false" style:font-name-asian="Arial" style:font-name-complex="Arial"/>
    </style:style>
    <style:style style:name="P5"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6" style:family="paragraph" style:parent-style-name="Standard">
      <style:paragraph-properties style:text-autospace="none"/>
      <style:text-properties style:font-name="Arial" fo:font-size="11pt" style:font-name-asian="Courier New" style:font-size-asian="11pt" style:font-name-complex="Courier New" style:font-size-complex="11pt"/>
    </style:style>
    <style:style style:name="P7"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8" style:family="paragraph" style:parent-style-name="Standard">
      <style:text-properties fo:color="#ff3333" style:font-name="Courier New" fo:font-size="11pt" style:font-name-asian="Courier New" style:font-size-asian="11pt" style:font-name-complex="Courier New" style:font-size-complex="11pt"/>
    </style:style>
    <style:style style:name="P9"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5" style:family="paragraph" style:parent-style-name="Standard" style:list-style-name="L1">
      <style:paragraph-properties fo:margin-top="0cm" fo:margin-bottom="0.212cm">
        <style:tab-stops/>
      </style:paragraph-properties>
      <style:text-properties style:font-name="Arial" fo:font-weight="normal" style:letter-kerning="false" style:font-name-asian="Arial" style:font-weight-asian="normal" style:font-name-complex="Arial" style:font-weight-complex="normal"/>
    </style:style>
    <style:style style:name="P16" style:family="paragraph" style:parent-style-name="Standard" style:list-style-name="L1">
      <style:paragraph-properties fo:margin-top="0cm" fo:margin-bottom="0.212cm">
        <style:tab-stops/>
      </style:paragraph-properties>
    </style:style>
    <style:style style:name="P17" style:family="paragraph" style:parent-style-name="Standard" style:list-style-name="L1">
      <style:paragraph-properties fo:margin-top="0cm" fo:margin-bottom="0.212cm">
        <style:tab-stops/>
      </style:paragraph-properties>
      <style:text-properties style:letter-kerning="false"/>
    </style:style>
    <style:style style:name="P18" style:family="paragraph" style:parent-style-name="Heading_20_2">
      <style:text-properties style:font-name="Arial" style:letter-kerning="false" style:font-name-asian="Arial" style:font-name-complex="Arial"/>
    </style:style>
    <style:style style:name="P19" style:family="paragraph" style:parent-style-name="Text_20_body" style:list-style-name="L7">
      <style:text-properties style:font-name="Arial" style:letter-kerning="false" style:font-name-asian="Arial" style:font-name-complex="Arial"/>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3" style:family="text">
      <style:text-properties style:font-name="Arial" fo:font-weight="bold" style:letter-kerning="false" style:font-name-asian="Arial" style:font-weight-asian="bold" style:font-name-complex="Arial" style:font-weight-complex="bold"/>
    </style:style>
    <style:style style:name="T4" style:family="text">
      <style:text-properties style:font-name="Arial" fo:font-weight="normal" style:letter-kerning="false" style:font-name-asian="Arial" style:font-weight-asian="normal" style:font-name-complex="Arial" style:font-weight-complex="normal"/>
    </style:style>
    <style:style style:name="T5" style:family="text">
      <style:text-properties style:font-name="Arial" fo:font-weight="normal" style:font-name-asian="Arial" style:font-weight-asian="normal" style:font-name-complex="Arial" style:font-weight-complex="normal"/>
    </style:style>
    <style:style style:name="T6" style:family="text">
      <style:text-properties style:letter-kerning="false"/>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tab/><text:span text:style-name="T1">Organon – Description</text:span></text:p>
      <text:p text:style-name="P6">Extension for LibreOffice (LO) and OpenOffice (OO)</text:p>
      <text:p text:style-name="P6">tested for Win7 (LO 4.2.0.4, OO 4.0.1) and Ubuntu 13.10 (LO 4.2.0.4), untested for OSX</text:p>
      <text:p text:style-name="P8"/>
      <text:p text:style-name="P8"/>
      <text:p text:style-name="P1"><text:span text:style-name="T6"><text:s/><text:tab/></text:span><text:span text:style-name="T2">Installation:</text:span></text:p>
      <text:p text:style-name="P3">Click on 'Add' in Tools/Extension Manager and choose the saved 'organon.oxt'. Accept the license and restart LO/OO.</text:p>
      <text:p text:style-name="P2"/>
      <text:p text:style-name="P1"><text:span text:style-name="T6"><text:s/><text:tab/></text:span><text:span text:style-name="T2">Usage</text:span></text:p>
      <text:list xml:id="list3600394595326122087" text:style-name="L1">
        <text:list-item>
          <text:p text:style-name="P9">To open organon click on 'open/close' in the menu organon. You might have to click twice. The upcoming window can freely be moved and resized or can be docked inside of OO/LO. </text:p>
          <text:p text:style-name="P9">(thanks to hanya from the ooo forum)</text:p>
        </text:list-item>
        <text:list-item>
          <text:p text:style-name="P9">You can open a toolbar in OO under View/Toolbars. Missing in LO</text:p>
        </text:list-item>
        <text:list-item>
          <text:p text:style-name="P9">At the first start of organon <text:span text:style-name="T7">create a new project</text:span>: </text:p>
          <text:p text:style-name="P9">ORGANON/File/New Project. </text:p>
          <text:p text:style-name="P9">A new directory for all organon projects will be created in the selected folder.</text:p>
        </text:list-item>
        <text:list-item>
          <text:p text:style-name="P16"><text:span text:style-name="T3">load project: </text:span><text:span text:style-name="T4">ORGANON/File/load project → <text:s/>choose the file &lt;projectname&gt;.organon in your project folder.</text:span></text:p>
        </text:list-item>
        <text:list-item>
          <text:p text:style-name="P15">New files or folders in organon are created by clicking on the symbols in ORGANONS menubar or by choosing 'New Document' or 'New Folder' under ORGANON/File. The new entries will be created beneath the current line and will have the same indentation level. When a directory has been chosen, the new document/directory will appear after the last entry of the the chosen directory</text:p>
        </text:list-item>
        <text:list-item>
          <text:p text:style-name="P17"><text:span text:style-name="T5">The title of a document/directory can be edited by double clicking it. </text:span></text:p>
        </text:list-item>
        <text:list-item>
          <text:p text:style-name="P17"><text:span text:style-name="T5"/></text:p>
        </text:list-item>
      </text:list>
      <text:p text:style-name="P1"><text:span text:style-name="T6"><text:s/><text:tab/></text:span><text:span text:style-name="T2">Drag 'n' Drop</text:span></text:p>
      <text:list xml:id="list938247600270548590" text:style-name="L2">
        <text:list-item>
          <text:p text:style-name="P10">to drag an entry, drag on his textfield. An arrow will get visible.</text:p>
        </text:list-item>
      </text:list>
      <text:p text:style-name="P1"><text:span text:style-name="T6"><text:s/><text:tab/></text:span><text:span text:style-name="T2">Save</text:span></text:p>
      <text:list xml:id="list8159282787485643308" text:style-name="L3">
        <text:list-item>
          <text:p text:style-name="P11">Organon saves on his own. You will never have to save by yourself. After <text:soft-page-break/>you have made changes on your text and click on another textsection or on another row in Organon or close the whole document, your changes will be saved before.</text:p>
        </text:list-item>
      </text:list>
      <text:p text:style-name="P1"><text:span text:style-name="T6"><text:s/><text:tab/></text:span><text:span text:style-name="T2">Tags</text:span></text:p>
      <text:list xml:id="list8788273828414339095" text:style-name="L4">
        <text:list-item>
          <text:p text:style-name="P12">Tags are shown by setting the check mark under Organon/Options/show Tag1. They are set by double-clicking the space between the text field and the symbol.</text:p>
        </text:list-item>
        <text:list-item>
          <text:p text:style-name="P12">Tag2 and Tag3 are missing.</text:p>
        </text:list-item>
      </text:list>
      <text:p text:style-name="P2"/>
      <text:p text:style-name="P1"><text:span text:style-name="T6"><text:s/><text:tab/></text:span><text:span text:style-name="T2">Miscellaneous</text:span></text:p>
      <text:list xml:id="list4611479280180202523" text:style-name="L5">
        <text:list-item>
          <text:p text:style-name="P13">The wastebasket is cleared by clicking the red crossed basket symbol on top. All files are deleted. The action can't be undone.</text:p>
        </text:list-item>
        <text:list-item>
          <text:p text:style-name="P13">Drag 'n' drop or copy and paste should be possible on all content of the internet. Linked images will be saved with the project. If the internet connection is slow, LO/OO might hang or crash.</text:p>
        </text:list-item>
        <text:list-item>
          <text:p text:style-name="P13">Images and Links are not pasted on Ubuntu</text:p>
        </text:list-item>
      </text:list>
      <text:p text:style-name="P2"/>
      <text:p text:style-name="P1"><text:span text:style-name="T6"><text:s/><text:tab/></text:span><text:span text:style-name="T2">Issues</text:span></text:p>
      <text:list xml:id="list3449736991228288593" text:style-name="L6">
        <text:list-item>
          <text:p text:style-name="P14">It's not possible to rename the project folder</text:p>
        </text:list-item>
        <text:list-item>
          <text:p text:style-name="P14">open/close view of wastebasket has errors</text:p>
        </text:list-item>
      </text:list>
      <text:p text:style-name="P5"/>
      <text:h text:style-name="P18" text:outline-level="2">ToDos </text:h>
      <text:list xml:id="list6277077951916292969" text:style-name="L7">
        <text:list-item>
          <text:p text:style-name="P19">More tags:</text:p>
          <text:list>
            <text:list-header>
              <text:p text:style-name="P19">a) symbols</text:p>
              <text:p text:style-name="P19">b) classical/scientific numbering</text:p>
            </text:list-header>
          </text:list>
        </text:list-item>
        <text:list-item>
          <text:p text:style-name="P19">Long-term: connection to another window in the sidebar where annotations to files and folders can be made</text:p>
          <text:p text:style-name="P19"/>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6-13T15:12:05.85</dc:date>
    <meta:generator>OpenOffice/4.1.0$Win32 OpenOffice.org_project/410m18$Build-9764</meta:generator>
    <meta:editing-duration>PT2H38M4S</meta:editing-duration>
    <meta:editing-cycles>21</meta:editing-cycles>
    <dc:creator>xgr </dc:creator>
    <meta:document-statistic meta:table-count="0" meta:image-count="0" meta:object-count="0" meta:page-count="2" meta:paragraph-count="34" meta:word-count="428" meta:character-count="2443"/>
  </office:meta>
</office:document-meta>
</file>